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1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78in"/>
    </style:style>
    <style:style style:name="co5" style:family="table-column">
      <style:table-column-properties fo:break-before="auto" style:column-width="4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38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85c00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none" fo:background-color="#ffff38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74pt solid #000000" fo:background-color="#d4ea6b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d4ea6b" fo:border-left="0.74pt solid #000000" fo:border-right="none" fo:border-top="none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4ea6b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style="italic" style:font-name-asian="DejaVu Sans" style:font-style-asian="italic" style:font-name-complex="DejaVu Sans" style:font-style-complex="italic"/>
    </style:style>
    <style:style style:name="ce14" style:family="table-cell" style:parent-style-name="Default">
      <style:table-cell-properties fo:border-bottom="none" fo:background-color="#b85c00" fo:border-left="none" fo:border-right="0.74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ffff38" fo:border-left="none" fo:border-right="0.74pt solid #000000" fo:border-top="none"/>
    </style:style>
    <style:style style:name="ce17" style:family="table-cell" style:parent-style-name="Default" style:data-style-name="N0">
      <style:table-cell-properties fo:border-bottom="0.74pt solid #000000" fo:background-color="#d4ea6b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d4ea6b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4ea6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gények</text:p>
          </table:table-cell>
          <table:table-cell table:number-columns-repeated="2"/>
          <table:table-cell table:style-name="ce1" office:value-type="string" calcext:value-type="string">
            <text:p>Általános</text:p>
          </table:table-cell>
          <table:table-cell table:number-columns-repeated="2"/>
          <table:table-cell table:style-name="ce5" office:value-type="string" calcext:value-type="string">
            <text:p>Motor 1</text:p>
          </table:table-cell>
          <table:table-cell table:style-name="ce13" office:value-type="string" calcext:value-type="string">
            <text:p>SK 972.1 – 132S/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4" office:value-type="float" office:value="955" calcext:value-type="float">
            <text:p>955</text:p>
          </table:table-cell>
          <table:table-cell/>
          <table:table-cell table:style-name="ce2" office:value-type="string" calcext:value-type="string">
            <text:p>nü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_2_max</text:p>
          </table:table-cell>
          <table:table-cell table:style-name="ce14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4"/>
          <table:table-cell table:style-name="ce7" office:value-type="string" calcext:value-type="string">
            <text:p>J_mot</text:p>
          </table:table-cell>
          <table:table-cell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table:style-name="ce7" office:value-type="string" calcext:value-type="string">
            <text:p>i_ges</text:p>
          </table:table-cell>
          <table:table-cell office:value-type="float" office:value="33.36" calcext:value-type="float">
            <text:p>33.3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_1</text:p>
          </table:table-cell>
          <table:table-cell table:formula="of:=(NN*en)/(Nu*9550)" office:value-type="float" office:value="4.4" calcext:value-type="float">
            <text:p>4.4</text:p>
          </table:table-cell>
          <table:table-cell table:number-columns-repeated="4"/>
          <table:table-cell table:style-name="ce8" office:value-type="string" calcext:value-type="string">
            <text:p>m_af</text:p>
          </table:table-cell>
          <table:table-cell table:formula="of:=(J/[.H3])*((1/[.H4])^2)" office:value-type="float" office:value="0.22464043153966" calcext:value-type="float">
            <text:p>0.2246404315396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 office:value-type="string" calcext:value-type="string">
            <text:p>Terhelési osztály</text:p>
          </table:table-cell>
          <table:table-cell table:formula="of:=IF([.H5]&lt;=0.25; &quot;A&quot;; IF([.H5]&lt;=3; &quot;B&quot;; IF([.H5]&lt;=10; &quot;C&quot;; &quot;Out of Range&quot;)))" office:value-type="string" office:string-value="A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9" office:value-type="string" calcext:value-type="string">
            <text:p>f_B_min</text:p>
          </table:table-cell>
          <table:table-cell table:style-name="ce16" table:formula="of:=IF([.H6]=&quot;B&quot;; 1.5; IF([.H6]=&quot;A&quot;; 1.3; IF([.H6]=&quot;C&quot;; 1.65)))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 office:value-type="string" calcext:value-type="string">
            <text:p>M_mot</text:p>
          </table:table-cell>
          <table:table-cell table:style-name="ce14" table:formula="of:=NN*[.H7]" office:value-type="float" office:value="1241.5" calcext:value-type="float">
            <text:p>1241.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0" office:value-type="string" calcext:value-type="string">
            <text:p>Megfelel?</text:p>
          </table:table-cell>
          <table:table-cell table:style-name="ce17" table:formula="of:=IF([.H2] &gt; [.H8]; &quot;IGEN&quot;; &quot;NEM&quot;)" office:value-type="string" office:string-value="NEM" calcext:value-type="string">
            <text:p>NEM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Motor 2</text:p>
          </table:table-cell>
          <table:table-cell table:style-name="ce13" office:value-type="string" calcext:value-type="string">
            <text:p>SK 972.1 - 132 M/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 office:value-type="string" calcext:value-type="string">
            <text:p>M_2_max</text:p>
          </table:table-cell>
          <table:table-cell table:style-name="ce14"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J_mot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 calcext:value-type="string">
            <text:p>i_ges</text:p>
          </table:table-cell>
          <table:table-cell office:value-type="float" office:value="33.36" calcext:value-type="float">
            <text:p>33.3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 office:value-type="string" calcext:value-type="string">
            <text:p>m_af</text:p>
          </table:table-cell>
          <table:table-cell table:formula="of:=(J/[.H13])*((1/[.H14])^2)" office:value-type="float" office:value="0.205385537407689" calcext:value-type="float">
            <text:p>0.20538553740768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 office:value-type="string" calcext:value-type="string">
            <text:p>Terhelési osztály</text:p>
          </table:table-cell>
          <table:table-cell table:formula="of:=IF([.H15]&lt;=0.25; &quot;A&quot;; IF([.H15]&lt;=3; &quot;B&quot;; IF([.H15]&lt;=10; &quot;C&quot;; &quot;Out of Range&quot;)))" office:value-type="string" office:string-value="A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9" office:value-type="string" calcext:value-type="string">
            <text:p>f_B_min</text:p>
          </table:table-cell>
          <table:table-cell table:style-name="ce16" table:formula="of:=IF([.H16]=&quot;B&quot;; 1.5; IF([.H16]=&quot;A&quot;; 1.3; IF([.H16]=&quot;C&quot;; 1.65)))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 office:value-type="string" calcext:value-type="string">
            <text:p>M_mot</text:p>
          </table:table-cell>
          <table:table-cell table:style-name="ce14" table:formula="of:=NN*[.H17]" office:value-type="float" office:value="1241.5" calcext:value-type="float">
            <text:p>1241.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1" office:value-type="string" calcext:value-type="string">
            <text:p>Megfelel?</text:p>
          </table:table-cell>
          <table:table-cell table:style-name="ce18" table:formula="of:=IF([.H12] &gt; [.H18]; &quot;IGEN&quot;; &quot;NEM&quot;)" office:value-type="string" office:string-value="IGEN" calcext:value-type="string">
            <text:p>IGEN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office:value-type="string" calcext:value-type="string">
            <text:p>P_be</text:p>
          </table:table-cell>
          <table:table-cell table:style-name="Default" table:formula="of:=(Motor2m2max*en)/(9550*Motor2fbmin*Nu)" office:value-type="float" office:value="5.79814740233588" calcext:value-type="float">
            <text:p>5.7981474023358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office:value-type="string" calcext:value-type="string">
            <text:p>P_mot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2" office:value-type="string" calcext:value-type="string">
            <text:p>Megfelel?</text:p>
          </table:table-cell>
          <table:table-cell table:style-name="ce19" table:formula="of:=IF([.H20] &lt; [.H21]; &quot;IGEN&quot;; &quot;NEM&quot;)" office:value-type="string" office:string-value="IGEN" calcext:value-type="string">
            <text:p>IGEN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<text:a xlink:href="https://www.nord.com/media/documents/bw/g1012_ie1_ie2_ie3_en_2.pdf" xlink:type="simple">https://www.nord.com/media/documents/bw/g1012_ie1_ie2_ie3_en_2.pdf</text:a></text:p>
          </table:table-cell>
        </table:table-row>
      </table:table>
      <table:named-expressions>
        <table:named-range table:name="en" table:base-cell-address="$Sheet1.$B$3" table:cell-range-address="$Sheet1.$B$3"/>
        <table:named-range table:name="iges" table:base-cell-address="$Sheet1.$H$5" table:cell-range-address="$Sheet1.$H$4"/>
        <table:named-range table:name="J" table:base-cell-address="$Sheet1.$B$4" table:cell-range-address="$Sheet1.$B$4"/>
        <table:named-range table:name="Jmot" table:base-cell-address="$Sheet1.$H$4" table:cell-range-address="$Sheet1.$H$3"/>
        <table:named-range table:name="M2max" table:base-cell-address="$Sheet1.$H$2" table:cell-range-address="$Sheet1.$H$2"/>
        <table:named-range table:name="Motor1fb" table:base-cell-address="$Sheet1.$H$8" table:cell-range-address="$Sheet1.$H$7"/>
        <table:named-range table:name="Motor1n" table:base-cell-address="$Sheet1.$H$3" table:cell-range-address="#REF!"/>
        <table:named-range table:name="Motor2fbmin" table:base-cell-address="$Sheet1.$H$17" table:cell-range-address="$Sheet1.$H$17"/>
        <table:named-range table:name="Motor2iges" table:base-cell-address="$Sheet1.$H$14" table:cell-range-address="$Sheet1.$H$14"/>
        <table:named-range table:name="Motor2Jmot" table:base-cell-address="$Sheet1.$H$13" table:cell-range-address="$Sheet1.$H$13"/>
        <table:named-range table:name="Motor2m2max" table:base-cell-address="$Sheet1.$H$12" table:cell-range-address="$Sheet1.$H$12"/>
        <table:named-range table:name="Motor2maf" table:base-cell-address="$Sheet1.$H$15" table:cell-range-address="$Sheet1.$H$15"/>
        <table:named-range table:name="Motor2mmot" table:base-cell-address="$Sheet1.$H$18" table:cell-range-address="$Sheet1.$H$18"/>
        <table:named-range table:name="NN" table:base-cell-address="$Sheet1.$B$2" table:cell-range-address="$Sheet1.$B$2"/>
        <table:named-range table:name="Nu" table:base-cell-address="$Sheet1.$E$2" table:cell-range-address="$Sheet1.$E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6:56:23.561019404</meta:creation-date>
    <meta:generator>LibreOffice/24.2.7.2$Linux_X86_64 LibreOffice_project/420$Build-2</meta:generator>
    <dc:date>2025-11-07T19:51:19.996389964</dc:date>
    <meta:editing-duration>PT2H44M10S</meta:editing-duration>
    <meta:editing-cycles>14</meta:editing-cycles>
    <meta:document-statistic meta:table-count="1" meta:cell-count="55" meta:object-count="0"/>
  </office:meta>
</office:document-meta>
</file>